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9298" officeooo:paragraph-rsid="00109298"/>
    </style:style>
    <style:style style:name="P2" style:family="paragraph" style:parent-style-name="Standard">
      <style:text-properties officeooo:rsid="00115b49" officeooo:paragraph-rsid="00115b49"/>
    </style:style>
    <style:style style:name="P3" style:family="paragraph" style:parent-style-name="Standard">
      <style:text-properties officeooo:paragraph-rsid="00115b49"/>
    </style:style>
    <style:style style:name="P4" style:family="paragraph" style:parent-style-name="Standard">
      <style:text-properties officeooo:rsid="0013da9d" officeooo:paragraph-rsid="0013da9d"/>
    </style:style>
    <style:style style:name="T1" style:family="text">
      <style:text-properties officeooo:rsid="00115b49"/>
    </style:style>
    <style:style style:name="T2" style:family="text">
      <style:text-properties officeooo:rsid="0011db3c"/>
    </style:style>
    <style:style style:name="T3" style:family="text">
      <style:text-properties fo:language="es" fo:country="ES"/>
    </style:style>
    <style:style style:name="T4" style:family="text">
      <style:text-properties fo:language="es" fo:country="ES" officeooo:rsid="0011db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Sea G=(V,E) un grafo no direccionado. Una solución viable para el PACMG </text:span><text:bookmark text:name="tw-target-text"/><text:span text:style-name="T3">puede ser visto como un subgrafo </text:span><text:span text:style-name="T4">sin</text:span><text:span text:style-name="T3"> ciclo</text:span><text:span text:style-name="T4">s</text:span><text:span text:style-name="T3"> con </text:span><text:span text:style-name="T4">m </text:span><text:span text:style-name="T3">- 1 aristas, </text:span><text:span text:style-name="T4">donde un node</text:span></text:p>
      <text:p text:style-name="P2"/>
      <text:p text:style-name="P1"/>
      <text:p text:style-name="P1">3.1 Garantiza que de cada cluster se seleccione solo un nodo.</text:p>
      <text:p text:style-name="P1">3.2 Elimina todos los subrutas.</text:p>
      <text:p text:style-name="P1">3.3 Garantiza que el subgrafo tiene m-1 aristas</text:p>
      <text:p text:style-name="P1"/>
      <text:p text:style-name="P4">VG2732m-L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1T17:34:41.650964838</meta:creation-date>
    <dc:date>2016-07-25T23:44:32.315865187</dc:date>
    <meta:editing-duration>P4DT4H14M5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5" meta:word-count="53" meta:character-count="298" meta:non-whitespace-character-count="250"/>
  </office:meta>
</office:document-meta>
</file>